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3.312cm"/>
    </style:style>
    <style:style style:name="pr1" style:family="presentation" style:parent-style-name="Default-subtitle">
      <style:graphic-properties draw:fill-color="#ffffff" draw:auto-grow-height="true" fo:min-height="15.72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4.206cm"/>
    </style:style>
    <style:style style:name="pr4" style:family="presentation" style:parent-style-name="Default-subtitle">
      <style:graphic-properties draw:fill-color="#ffffff" draw:auto-grow-height="true" fo:min-height="15.682cm"/>
    </style:style>
    <style:style style:name="pr5" style:family="presentation" style:parent-style-name="Default-subtitle">
      <style:graphic-properties draw:fill-color="#ffffff" draw:auto-grow-height="true" fo:min-height="15.654cm"/>
    </style:style>
    <style:style style:name="pr6" style:family="presentation" style:parent-style-name="Default-subtitle">
      <style:graphic-properties draw:fill-color="#ffffff" draw:auto-grow-height="true" fo:min-height="15.319cm"/>
    </style:style>
    <style:style style:name="pr7" style:family="presentation" style:parent-style-name="Default-subtitle">
      <style:graphic-properties draw:fill-color="#ffffff" draw:auto-grow-height="true" fo:min-height="15.657cm"/>
    </style:style>
    <style:style style:name="pr8" style:family="presentation" style:parent-style-name="Default-subtitle">
      <style:graphic-properties draw:fill-color="#ffffff" draw:auto-grow-height="true" fo:min-height="15.326cm"/>
    </style:style>
    <style:style style:name="P1" style:family="paragraph">
      <style:paragraph-properties fo:text-align="center"/>
      <style:text-properties fo:color="#83caff"/>
    </style:style>
    <style:style style:name="P2" style:family="paragraph">
      <style:text-properties fo:color="#ff6600" fo:font-family="Verdan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0084d1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P5" style:family="paragraph">
      <style:text-properties fo:font-size="60pt"/>
    </style:style>
    <style:style style:name="P6" style:family="paragraph">
      <style:text-properties fo:color="#000099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P7" style:family="paragraph">
      <style:text-properties fo:color="#000099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P8" style:family="paragraph"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9" style:family="paragraph">
      <style:text-properties fo:color="#ff3399" fo:font-family="Tahoma" style:font-family-generic="swiss" style:font-pitch="variable" fo:font-size="72pt" fo:text-shadow="none" fo:font-weight="normal" style:font-size-asian="72pt" style:font-weight-asian="normal" style:font-size-complex="72pt" style:font-weight-complex="normal"/>
    </style:style>
    <style:style style:name="P10" style:family="paragraph">
      <style:text-properties fo:color="#ff33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1" style:family="paragraph">
      <style:text-properties fo:color="#c5000b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P14" style:family="paragraph">
      <style:text-properties fo:color="#000099" fo:font-family="Tahoma" style:font-family-generic="swiss" style:font-pitch="variable" fo:font-size="53.9000015258789pt" fo:text-shadow="none" fo:font-weight="bold" style:font-size-asian="72pt" style:font-weight-asian="bold" style:font-size-complex="72pt" style:font-weight-complex="bold"/>
    </style:style>
    <style:style style:name="P15" style:family="paragraph">
      <style:text-properties fo:color="#ff3333" fo:font-family="Tahom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6" style:family="paragraph">
      <style:text-properties fo:color="#c5000b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P17" style:family="paragraph">
      <style:text-properties fo:color="#000099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P18" style:family="paragraph">
      <style:text-properties fo:color="#c5000b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P19" style:family="paragraph">
      <style:text-properties fo:color="#ff6600" fo:font-family="Tahoma" style:font-family-generic="swiss" style:font-pitch="variable" fo:font-size="66pt" fo:text-shadow="1pt 1pt" fo:font-weight="bold" style:font-size-asian="66pt" style:font-weight-asian="bold" style:font-size-complex="66pt" style:font-weight-complex="bold"/>
    </style:style>
    <style:style style:name="P20" style:family="paragraph">
      <style:text-properties fo:color="#000099" fo:font-family="Verdan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P21" style:family="paragraph">
      <style:text-properties fo:color="#000099" fo:font-family="Tahoma" style:font-family-generic="swiss" style:font-pitch="variable" fo:font-size="44.9000015258789pt" fo:text-shadow="none" fo:font-weight="bold" style:font-size-asian="60pt" style:font-weight-asian="bold" style:font-size-complex="60pt" style:font-weight-complex="bold"/>
    </style:style>
    <style:style style:name="P22" style:family="paragraph">
      <style:text-properties fo:color="#c5000b" fo:font-family="Tahoma" style:font-family-generic="swiss" style:font-pitch="variable" fo:font-size="49.4000015258789pt" fo:text-shadow="none" fo:font-weight="bold" style:font-size-asian="66pt" style:font-weight-asian="bold" style:font-size-complex="66pt" style:font-weight-complex="bold"/>
    </style:style>
    <style:style style:name="P23" style:family="paragraph">
      <style:text-properties fo:color="#000099" fo:font-family="Tahoma" style:font-family-generic="swiss" style:font-pitch="variable" fo:font-size="49.4000015258789pt" fo:text-shadow="none" fo:font-weight="bold" style:font-size-asian="66pt" style:font-weight-asian="bold" style:font-size-complex="66pt" style:font-weight-complex="bold"/>
    </style:style>
    <style:style style:name="T1" style:family="text">
      <style:text-properties fo:color="#ff6600" fo:font-family="Tahoma" style:font-family-generic="swiss" style:font-pitch="variable" fo:font-size="80pt" fo:text-shadow="none" fo:font-weight="bold" style:font-size-asian="80pt" style:font-weight-asian="bold" style:font-size-complex="80pt" style:font-weight-complex="bold"/>
    </style:style>
    <style:style style:name="T2" style:family="text">
      <style:text-properties fo:color="#0084d1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3" style:family="text">
      <style:text-properties fo:color="#000099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T4" style:family="text">
      <style:text-properties fo:color="#000099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5" style:family="text">
      <style:text-properties fo:color="#0000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ff3399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7" style:family="text">
      <style:text-properties fo:color="#c5000b" fo:font-family="Tahoma" style:font-family-generic="swiss" style:font-pitch="variable" fo:font-size="72pt" fo:text-shadow="none" fo:font-weight="bold" style:font-size-asian="72pt" style:font-weight-asian="bold" style:font-size-complex="72pt" style:font-weight-complex="bold"/>
    </style:style>
    <style:style style:name="T8" style:family="text">
      <style:text-properties fo:color="#000099" style:text-outline="false" style:text-line-through-style="none" fo:font-family="Tahoma" style:font-family-generic="swiss" style:font-pitch="variable" fo:font-size="66pt" fo:font-style="normal" fo:text-shadow="none" style:text-underline-style="none" fo:font-weight="bold" style:letter-kerning="true" style:font-family-asian="'JetBrains Mono'" style:font-family-generic-asian="modern" style:font-size-asian="66pt" style:font-style-asian="normal" style:font-weight-asian="bold" style:font-family-complex="'JetBrains Mono'" style:font-family-generic-complex="modern" style:font-size-complex="6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99" style:text-outline="false" style:text-line-through-style="none" fo:font-family="Tahoma" style:font-family-generic="swiss" style:font-pitch="variable" fo:font-size="72pt" fo:font-style="normal" fo:text-shadow="none" style:text-underline-style="none" fo:font-weight="bold" style:letter-kerning="true" style:font-family-asian="'JetBrains Mono'" style:font-family-generic-asian="modern" style:font-size-asian="72pt" style:font-style-asian="normal" style:font-weight-asian="bold" style:font-family-complex="'JetBrains Mono'" style:font-family-generic-complex="modern" style:font-size-complex="7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3333" fo:font-family="Tahom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000099" fo:font-family="Tahoma" style:font-style-name="Обычный" style:font-family-generic="swiss" fo:font-size="66pt" fo:text-shadow="none" fo:font-weight="bold" style:font-family-asian="Tahoma" style:font-style-name-asian="Обычный" style:font-family-generic-asian="swiss" style:font-size-asian="66pt" style:font-weight-asian="bold" style:font-family-complex="Tahoma" style:font-style-name-complex="Обычный" style:font-family-generic-complex="swiss" style:font-size-complex="66pt" style:font-weight-complex="bold"/>
    </style:style>
    <style:style style:name="T12" style:family="text">
      <style:text-properties fo:color="#c5000b" fo:font-family="Tahoma" style:font-family-generic="swiss" style:font-pitch="variable" fo:font-size="66pt" fo:text-shadow="none" fo:font-weight="bold" style:font-size-asian="66pt" style:font-weight-asian="bold" style:font-size-complex="66pt" style:font-weight-complex="bold"/>
    </style:style>
    <style:style style:name="T13" style:family="text">
      <style:text-properties fo:color="#000099" fo:font-family="Tahoma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T14" style:family="text">
      <style:text-properties fo:color="#c5000b" fo:font-family="Tahoma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15" style:family="text">
      <style:text-properties fo:color="#000099" fo:font-family="Tahoma" style:font-family-generic="swiss" style:font-pitch="variable" fo:font-size="80pt" fo:text-shadow="none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4cm" svg:height="15.723cm" svg:x="0cm" svg:y="0cm">
          <text:p/>
        </draw:rect>
        <draw:frame presentation:style-name="pr1" draw:text-style-name="P2" draw:layer="layout" svg:width="27.94cm" svg:height="15.723cm" svg:x="0cm" svg:y="0cm" presentation:class="subtitle" presentation:user-transformed="true">
          <draw:text-box>
            <text:p><text:span text:style-name="T1">Тесты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Синхронизация</text:span></text:p>
            <text:p><text:span text:style-name="T2">часов по се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 text:style-name="P5"><text:span text:style-name="T2">Clocks</text:span></text:p>
            <text:p text:style-name="P5"><text:span text:style-name="T2">synchronization</text:span></text:p>
            <text:p text:style-name="P5"><text:span text:style-name="T2">by networ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7.94cm" svg:height="15.723cm" svg:x="0cm" svg:y="0cm" presentation:class="subtitle" presentation:user-transformed="true">
          <draw:text-box>
            <text:p><text:span text:style-name="T2">System Design:</text:span></text:p>
            <text:p><text:span text:style-name="T2">Scale from zero</text:span></text:p>
            <text:p><text:span text:style-name="T2">to millions of us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хождение теста "средний"</text:span></text:p>
            <text:p><text:span text:style-name="T3">по Linux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Ревью и</text:span></text:p>
            <text:p><text:span text:style-name="T4">Рефакторинг</text:span></text:p>
            <text:p><text:span text:style-name="T4">кода подписчика</text:span></text:p>
            <text:p><text:span text:style-name="T4">(Spring Boot серви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хождение теста "базовый"</text:span></text:p>
            <text:p><text:span text:style-name="T3">по Git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хождение</text:span></text:p>
            <text:p><text:span text:style-name="T3">теста "средний"</text:span></text:p>
            <text:p><text:span text:style-name="T3">по Алгоритмам</text:span></text:p>
            <text:p><text:span text:style-name="T3">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хождение теста "продвинутый"</text:span></text:p>
            <text:p><text:span text:style-name="T3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хождение теста "средний"</text:span></text:p>
            <text:p><text:span text:style-name="T3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хождение теоретического</text:span></text:p>
            <text:p><text:span text:style-name="T3">теста "базовый"</text:span></text:p>
            <text:p><text:span text:style-name="T3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хождение теста "базовый"</text:span></text:p>
            <text:p><text:span text:style-name="T3">по ООП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хождение теста "базовый"</text:span></text:p>
            <text:p><text:span text:style-name="T3">по Docker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ArrayList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хождение теста "базовый"</text:span></text:p>
            <text:p><text:span text:style-name="T3">по Linux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хождение теста "средний"</text:span></text:p>
            <text:p><text:span text:style-name="T3">по Git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3">GitHub Actions: workflows, </text:span></text:p>
            <text:p><text:span text:style-name="T3">coverage, bad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3">Три типа</text:span></text:p>
            <text:p><text:span text:style-name="T3">аспектов</text:span></text:p>
            <text:p><text:span text:style-name="T3">на примере</text:span></text:p>
            <text:p><text:span text:style-name="T3">AspectJ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3">Сборка и запуск </text:span></text:p>
            <text:p><text:span text:style-name="T3">Java-проекта </text:span></text:p>
            <text:p><text:span text:style-name="T3">без помощи IDE </text:span></text:p>
            <text:p><text:span text:style-name="T3">и средств сбор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Матрица смежности.</text:span></text:p>
            <text:p><text:span text:style-name="T3">Распространение заражения между городами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9" draw:layer="layout" svg:width="27.94cm" svg:height="15.723cm" svg:x="0cm" svg:y="0cm" presentation:class="subtitle" presentation:user-transformed="true">
          <draw:text-box>
            <text:p><text:span text:style-name="T6">5 сортировок</text:span></text:p>
            <text:p><text:span text:style-name="T6">(музыкальный выпуск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Решение дифф. уравнений в ЧП</text:span></text:p>
            <text:p><text:span text:style-name="T5">на Java численно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10" draw:layer="layout" svg:width="27.94cm" svg:height="15.723cm" svg:x="0cm" svg:y="0cm" presentation:class="subtitle" presentation:user-transformed="true">
          <draw:text-box>
            <text:p><text:span text:style-name="T6">7 классических</text:span></text:p>
            <text:p><text:span text:style-name="T6">задач</text:span></text:p>
            <text:p><text:span text:style-name="T6">(музыкальный выпуск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AI чат</text:span></text:p>
            <text:p><text:span text:style-name="T5">с помощью</text:span></text:p>
            <text:p><text:span text:style-name="T5">Spring AI</text:span></text:p>
            <text:p><text:span text:style-name="T5">и Ollam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11" draw:layer="layout" svg:width="27.94cm" svg:height="15.723cm" svg:x="0cm" svg:y="0cm" presentation:class="subtitle" presentation:user-transformed="true">
          <draw:text-box>
            <text:p><text:span text:style-name="T7">Обзор</text:span></text:p>
            <text:p><text:span text:style-name="T7">плейлистов</text:span></text:p>
            <text:p><text:span text:style-name="T7">на канал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Редакционное расстояние.</text:span></text:p>
            <text:p><text:span text:style-name="T4">Получение одной</text:span></text:p>
            <text:p><text:span text:style-name="T4">строки из другой</text:span></text:p>
            <text:p><text:span text:style-name="T4">за одно изменение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Как выпустить</text:span></text:p>
            <text:p><text:span text:style-name="T5">релиз на GitHu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</text:span></text:p>
            <text:p><text:span text:style-name="T4">эквивалентных вершин</text:span></text:p>
            <text:p><text:span text:style-name="T4">бинарного дерева</text:span></text:p>
            <text:p><text:span text:style-name="T4">с макс. размером поддеревье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Выдача купюр</text:span></text:p>
            <text:p><text:span text:style-name="T5">банкоматом 2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Число</text:span></text:p>
            <text:p><text:span text:style-name="T5">Фробениуса</text:span></text:p>
            <text:p><text:span text:style-name="T5">и задача Чикена</text:span></text:p>
            <text:p><text:span text:style-name="T5">МакНаггет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НОК</text:span></text:p>
            <text:p><text:span text:style-name="T4">(наименьшего</text:span></text:p>
            <text:p><text:span text:style-name="T4">общего кратного)</text:span></text:p>
            <text:p><text:span text:style-name="T4">для набора чисел</text:span></text:p>
            <text:p><text:span text:style-name="T4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рохождение практического теста "продвинутый"</text:span></text:p>
            <text:p><text:span text:style-name="T4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Декодирование шифра Цезар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рохождение практического теста "средний"</text:span></text:p>
            <text:p><text:span text:style-name="T4">по Java на hh.r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11" draw:layer="layout" svg:width="27.94cm" svg:height="15.723cm" svg:x="0cm" svg:y="0cm" presentation:class="subtitle" presentation:user-transformed="true">
          <draw:text-box>
            <text:p><text:span text:style-name="T7">Как скачать</text:span></text:p>
            <text:p><text:span text:style-name="T7">видео с Boos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Web crawler</text:span></text:p>
            <text:p><text:span text:style-name="T5">(парсер сайта)</text:span></text:p>
            <text:p><text:span text:style-name="T5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Отражение</text:span></text:p>
            <text:p><text:span text:style-name="T5">бинарного</text:span></text:p>
            <text:p><text:span text:style-name="T5">дере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 text:style-name="P12"><text:span text:style-name="T8">Нагрузочное тестирование</text:span></text:p>
            <text:p text:style-name="P12"><text:span text:style-name="T8">Spring Boot сервиса</text:span></text:p>
            <text:p text:style-name="P12"><text:span text:style-name="T8">с помощью Gat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13" draw:layer="layout" svg:width="27.94cm" svg:height="15.723cm" svg:x="0cm" svg:y="0cm" presentation:class="subtitle" presentation:user-transformed="true">
          <draw:text-box>
            <text:p text:style-name="P12"><text:span text:style-name="T9">Dummy, Fake,</text:span></text:p>
            <text:p text:style-name="P12"><text:span text:style-name="T9">Stub, Spy, M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Определение</text:span></text:p>
            <text:p><text:span text:style-name="T5">высоты</text:span></text:p>
            <text:p><text:span text:style-name="T5">бинарного дере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Вавилонский</text:span></text:p>
            <text:p><text:span text:style-name="T3">метод вычисления квадратного корн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Функциональные</text:span></text:p>
            <text:p><text:span text:style-name="T3">тесты REST API</text:span></text:p>
            <text:p><text:span text:style-name="T3">с помощью Sp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Как найти</text:span></text:p>
            <text:p><text:span text:style-name="T3">утерянный коммит:</text:span></text:p>
            <text:p><text:span text:style-name="T3">Git reflo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Real-time</text:span></text:p>
            <text:p><text:span text:style-name="T5">анализатор</text:span></text:p>
            <text:p><text:span text:style-name="T5">спектра звука</text:span></text:p>
            <text:p><text:span text:style-name="T5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Настройка Win OS</text:span></text:p>
            <text:p><text:span text:style-name="T5">для разработки</text:span></text:p>
            <text:p><text:span text:style-name="T5">на 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Spring Boot приложение</text:span></text:p>
            <text:p><text:span text:style-name="T3">с использованием PostgreSQL JSON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частливое число</text:span></text:p>
            <text:p><text:span text:style-name="T5">(2 решения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</text:span></text:p>
            <text:p><text:span text:style-name="T5">маршрута спуска</text:span></text:p>
            <text:p><text:span text:style-name="T5">с горы для золотоискател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6</text:span></text:p>
          </draw:text-box>
        </draw:frame>
        <draw:frame draw:style-name="gr3" draw:text-style-name="P15" draw:layer="layout" svg:width="3.812cm" svg:height="1.953cm" svg:x="23.62cm" svg:y="0.588cm">
          <draw:text-box>
            <text:p><text:span text:style-name="T10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Рефакторинг</text:span></text:p>
            <text:p><text:span text:style-name="T3">Spring Boot сервиса</text:span></text:p>
            <text:p><text:span text:style-name="T3">из тестового</text:span></text:p>
            <text:p><text:span text:style-name="T3">задани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Водительский экзамен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Слияние</text:span></text:p>
            <text:p><text:span text:style-name="T3">k упорядоченных массивов быстрее, чем за kN</text:span><text:span text:style-name="T11">*l</text:span><text:span text:style-name="T3">og(k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LFU кэш 2</text:span></text:p>
            <text:p><text:span text:style-name="T4">(Least Frequently Used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е</text:span></text:p>
            <text:p><text:span text:style-name="T5">equals() и</text:span></text:p>
            <text:p><text:span text:style-name="T5">hashCode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роверка наличия дубликатов в несортированном массиве 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олучение одной строки из другой за одно изменени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5</text:span></text:p>
          </draw:text-box>
        </draw:frame>
        <draw:frame draw:style-name="gr3" draw:text-style-name="P15" draw:layer="layout" svg:width="3.812cm" svg:height="1.953cm" svg:x="23.62cm" svg:y="0.588cm">
          <draw:text-box>
            <text:p><text:span text:style-name="T10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4</text:span></text:p>
          </draw:text-box>
        </draw:frame>
        <draw:frame draw:style-name="gr3" draw:text-style-name="P15" draw:layer="layout" svg:width="3.812cm" svg:height="1.953cm" svg:x="23.62cm" svg:y="0.587cm">
          <draw:text-box>
            <text:p><text:span text:style-name="T10">LI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дсчет единиц</text:span></text:p>
            <text:p><text:span text:style-name="T5">в бинарной</text:span></text:p>
            <text:p><text:span text:style-name="T5">записи числ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Вращение</text:span></text:p>
            <text:p><text:span text:style-name="T5">матрицы</text:span></text:p>
            <text:p><text:span text:style-name="T5">(hackerrank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аспортный контроль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Вывод уникальных значений для коллекции двойной вложенности</text:span></text:p>
            <text:p><text:span text:style-name="T3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Обращение</text:span></text:p>
            <text:p><text:span text:style-name="T5">строки 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Определение года</text:span></text:p>
            <text:p><text:span text:style-name="T3">с максимальным количеством</text:span></text:p>
            <text:p><text:span text:style-name="T3">живущих людей</text:span></text:p>
            <text:p><text:span text:style-name="T3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Инкремент</text:span></text:p>
            <text:p><text:span text:style-name="T4">большого целого, представленного</text:span></text:p>
            <text:p><text:span text:style-name="T4">в виде массива цифр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максимальной суммы двух элементов</text:span></text:p>
            <text:p><text:span text:style-name="T4">в неупорядоченном списке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для заданного элемента массива</text:span></text:p>
            <text:p><text:span text:style-name="T4">k соседних элементов, ближайших к нему по величине 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Определение простых делителей, меньших заданного числа. Решето Эратосфена</text:span></text:p>
            <text:p><text:span text:style-name="T4">(4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наиболее длинного слова из словаря, которое</text:span></text:p>
            <text:p><text:span text:style-name="T4">можно сложить из заданного набора 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draw:frame presentation:style-name="pr1" draw:text-style-name="P16" draw:layer="layout" svg:width="27.94cm" svg:height="15.723cm" svg:x="0cm" svg:y="0cm" presentation:class="subtitle" presentation:user-transformed="true">
          <draw:text-box>
            <text:p><text:span text:style-name="T12">Ссылки в README на Youtube-решение и код каждой задач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</text:span></text:p>
            <text:p><text:span text:style-name="T5">анаграммы </text:span></text:p>
            <text:p><text:span text:style-name="T5">(2 решения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еобразование арабской записи числа в римскую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еобразование римской записи</text:span></text:p>
            <text:p><text:span text:style-name="T3">числа в арабскую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одсчет</text:span></text:p>
            <text:p><text:span text:style-name="T3">способов подъема</text:span></text:p>
            <text:p><text:span text:style-name="T3">по лестнице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оиск позиций</text:span></text:p>
            <text:p><text:span text:style-name="T3">больших групп</text:span></text:p>
            <text:p><text:span text:style-name="T3">в строке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Задачи</text:span></text:p>
            <text:p><text:span text:style-name="T5">на логику</text:span></text:p>
            <text:p><text:span text:style-name="T5">из BA-интервь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 следующей ноды для заданной ноды бинарного дерева поис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оиск пропущенных чисел в массиве</text:span></text:p>
            <text:p><text:span text:style-name="T3">без использования дополнительной</text:span></text:p>
            <text:p><text:span text:style-name="T3">памя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Избавление от дублирования в тестах</text:span></text:p>
            <text:p><text:span text:style-name="T4">посредством перехода</text:span></text:p>
            <text:p><text:span text:style-name="T4">к параметризованным теста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draw:frame presentation:style-name="pr1" draw:text-style-name="P17" draw:layer="layout" svg:width="27.94cm" svg:height="15.723cm" svg:x="0cm" svg:y="0cm" presentation:class="subtitle" presentation:user-transformed="true">
          <draw:text-box>
            <text:p><text:span text:style-name="T13">Подсчет </text:span></text:p>
            <text:p><text:span text:style-name="T13">отрицательных чисел</text:span></text:p>
            <text:p><text:span text:style-name="T13">в сортированной</text:span></text:p>
            <text:p><text:span text:style-name="T13">матрице N*M за O(N+M)</text:span></text:p>
            <text:p><text:span text:style-name="T13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оиск</text:span></text:p>
            <text:p><text:span text:style-name="T3">первой и последней позиции элемента</text:span></text:p>
            <text:p><text:span text:style-name="T3">в упорядоченном <text:s/>массиве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Бинарный поиск</text:span></text:p>
            <text:p><text:span text:style-name="T5">в упорядоченном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ерестановка пары цифр числа для получения максимального значени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Генерация CV в PDF</text:span></text:p>
            <text:p><text:span text:style-name="T3">из Markdown</text:span></text:p>
            <text:p><text:span text:style-name="T3">и автоматизация взаимодействия</text:span></text:p>
            <text:p><text:span text:style-name="T3">с рекрутеро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" draw:text-style-name="P18" draw:layer="layout" svg:width="27.94cm" svg:height="15.723cm" svg:x="0cm" svg:y="0cm" presentation:class="subtitle" presentation:user-transformed="true">
          <draw:text-box>
            <text:p><text:span text:style-name="T14">Как успеть</text:span></text:p>
            <text:p><text:span text:style-name="T14">посмотреть все обучающие ролики</text:span></text:p>
            <text:p><text:span text:style-name="T14">на YouTube</text:span></text:p>
            <text:p><text:span text:style-name="T14">(ускорение более 2х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Каверзный finally /</text:span></text:p>
            <text:p><text:span text:style-name="T5">Каверзный stream: предсказать, что произойде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Объединение упорядоченных массивов в массив без дубликат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Валидация скобочного выражения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еремешивание массива:</text:span></text:p>
            <text:p><text:span text:style-name="T3">Алгоритм тасования Фишера-Йет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draw:frame presentation:style-name="pr1" draw:text-style-name="P19" draw:layer="layout" svg:width="27.94cm" svg:height="15.723cm" svg:x="0cm" svg:y="0cm" presentation:class="subtitle" presentation:user-transformed="true">
          <draw:text-box>
            <text:p><text:span text:style-name="T12">Обзор</text:span></text:p>
            <text:p><text:span text:style-name="T12">содержимого</text:span></text:p>
            <text:p><text:span text:style-name="T12">моих GitHub репозиторие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Вычисление среднего,</text:span></text:p>
            <text:p><text:span text:style-name="T5">медианы, моды, квартиле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Факториал</text:span></text:p>
            <text:p><text:span text:style-name="T5">(4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в сортированном массиве количества элементов меньших заданного</text:span></text:p>
            <text:p><text:span text:style-name="T4">(3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Заказ фурнитуры: добавить пропущенный код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Замена всех '?'</text:span></text:p>
            <text:p><text:span text:style-name="T4">в строке, избегая</text:span></text:p>
            <text:p><text:span text:style-name="T4">повторяющихся последовательных символов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Размен</text:span></text:p>
            <text:p><text:span text:style-name="T3">минимальным количеством монет</text:span></text:p>
            <text:p><text:span text:style-name="T3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draw:frame presentation:style-name="pr1" draw:text-style-name="P20" draw:layer="layout" svg:width="27.94cm" svg:height="15.723cm" svg:x="0cm" svg:y="0cm" presentation:class="subtitle" presentation:user-transformed="true">
          <draw:text-box>
            <text:p><text:span text:style-name="T15">Сортировка</text:span></text:p>
            <text:p><text:span text:style-name="T15">Шелл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Определение</text:span></text:p>
            <text:p><text:span text:style-name="T3">размера окрестности для элементов</text:span></text:p>
            <text:p><text:span text:style-name="T3">массива чисел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Удаление дубликатов из сортированного массива ч.I,II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Цифровой корень </text:span></text:p>
            <text:p><text:span text:style-name="T3">(итеративная сумма цифр) числа</text:span></text:p>
            <text:p><text:span text:style-name="T3">(2 решения)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роверка</text:span></text:p>
            <text:p><text:span text:style-name="T4">правильности использования заглавных букв</text:span></text:p>
            <text:p><text:span text:style-name="T4">(2 решения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еремещение</text:span></text:p>
            <text:p><text:span text:style-name="T5">нулей к концу массив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арсинг списка строк в структуру данных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Длина последнего слова в строке</text:span></text:p>
            <text:p><text:span text:style-name="T5">(3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Сумма двух чисел</text:span></text:p>
            <text:p><text:span text:style-name="T3">без использования</text:span></text:p>
            <text:p><text:span text:style-name="T3">+ и -</text:span></text:p>
            <text:p><text:span text:style-name="T3">(2 решения)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 в строке наиболее длинной подстроки без повторений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оиск набора слов</text:span></text:p>
            <text:p><text:span text:style-name="T3">в матрице букв 2:</text:span></text:p>
            <text:p><text:span text:style-name="T3">префиксное дерево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 набора слов</text:span></text:p>
            <text:p><text:span text:style-name="T5">в матрице букв</text:span></text:p>
            <text:p><text:span text:style-name="T5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Выдача купюр</text:span></text:p>
            <text:p><text:span text:style-name="T5">банкоматом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S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жатие строки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иск слова в матрице букв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Задачи</text:span></text:p>
            <text:p><text:span text:style-name="T5">из интервью</text:span></text:p>
            <text:p><text:span text:style-name="T5">на написание</text:span></text:p>
            <text:p><text:span text:style-name="T5">SQL-запрос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4">Поиск подстроки в строке за O(N+M): Алгоритм Бойера-Мура</text:span></text:p>
            <text:p><text:span text:style-name="T4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рокрутка односвязного</text:span></text:p>
            <text:p><text:span text:style-name="T5">списк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роверка, является</text:span></text:p>
            <text:p><text:span text:style-name="T3">ли число степенью</text:span></text:p>
            <text:p><text:span text:style-name="T3">заданного числа</text:span></text:p>
            <text:p><text:span text:style-name="T3">(2 решения)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Валидация записи числа регулярным выражением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Генерация валидных комбинаций cкобок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Удаление дубликатов в сортированном односвязном списке</text:span></text:p>
            <text:p><text:span text:style-name="T3">ч.I,II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Поиск среди пар</text:span></text:p>
            <text:p><text:span text:style-name="T4">чисел значения, встречающегося однажды: магия XOR</text:span></text:p>
            <text:p><text:span text:style-name="T4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еверсирование порядка цифр</text:span></text:p>
            <text:p><text:span text:style-name="T5">в числе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5">Распространение заражения между городами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Добавление многопоточности при параллельных запросах в разные систем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ДВЕ задачи</text:span></text:p>
            <text:p><text:span text:style-name="T5">про ДВЕр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Удаление элемента заданной величины</text:span></text:p>
            <text:p><text:span text:style-name="T3">из массива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Многопоточное</text:span></text:p>
            <text:p><text:span text:style-name="T3">получение H₂O</text:span></text:p>
            <text:p><text:span text:style-name="T3">из водорода</text:span></text:p>
            <text:p><text:span text:style-name="T3">и кислорода</text:span></text:p>
            <text:p><text:span text:style-name="T3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ечать строк</text:span></text:p>
            <text:p><text:span text:style-name="T5">в заданном порядке</text:span></text:p>
            <text:p><text:span text:style-name="T5">из разных потоков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L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Удаление N-го элемента с конца односвязного списка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Топологическая сортировка. Нахождение</text:span></text:p>
            <text:p><text:span text:style-name="T5">цикла в граф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Неизменяемая</text:span></text:p>
            <text:p><text:span text:style-name="T5">нода и сумма</text:span></text:p>
            <text:p><text:span text:style-name="T5">ее вложенных элемент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LinkedHash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Hash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Робот двуногий шагающий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Три задачи</text:span></text:p>
            <text:p><text:span text:style-name="T5">из интервью на парсинг фай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HashM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Array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 Linked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орядок инициализации полей и блоков</text:span></text:p>
            <text:p><text:span text:style-name="T5">Java-класс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оздание объекта</text:span></text:p>
            <text:p><text:span text:style-name="T5">по generic типу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Определение</text:span></text:p>
            <text:p><text:span text:style-name="T3">лучшего среднего значения</text:span></text:p>
            <text:p><text:span text:style-name="T3">в массиве оценок</text:span></text:p>
            <text:p><text:span text:style-name="T3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Восстановление</text:span></text:p>
            <text:p><text:span text:style-name="T5">IP-адреса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ThreadPoolExecu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BlockingQueue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Разбиение здания на апартаменты</text:span></text:p>
            <text:p><text:span text:style-name="T5">(Workfus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32">
        <draw:frame presentation:style-name="pr1" draw:text-style-name="P7" draw:layer="layout" svg:width="27.94cm" svg:height="15.723cm" svg:x="0cm" svg:y="0cm" presentation:class="subtitle" presentation:user-transformed="true">
          <draw:text-box>
            <text:p><text:span text:style-name="T4">Определение оптимального</text:span></text:p>
            <text:p><text:span text:style-name="T4">времени покупки </text:span></text:p>
            <text:p><text:span text:style-name="T4">и продажи акций</text:span></text:p>
            <text:p><text:span text:style-name="T4">(2 решения) 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Самодельный</text:span></text:p>
            <text:p><text:span text:style-name="T3">Stream 2:</text:span></text:p>
            <text:p><text:span text:style-name="T3">of, limit, skip, distinct,</text:span></text:p>
            <text:p><text:span text:style-name="T3">takeWhile, dropWhile, forEach, sorted, to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Упаковка товаров для достав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Брутфорс</text:span></text:p>
            <text:p><text:span text:style-name="T5">пароля по хэшу</text:span></text:p>
            <text:p><text:span text:style-name="T5">и хэш-функции</text:span></text:p>
            <text:p><text:span text:style-name="T5">(Oz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амодельный</text:span></text:p>
            <text:p><text:span text:style-name="T5">Stream</text:span></text:p>
            <text:p><text:span text:style-name="T5">с filter и map операция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Киномарафон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оиск элементов</text:span></text:p>
            <text:p><text:span text:style-name="T3">одного массива,</text:span></text:p>
            <text:p><text:span text:style-name="T3">отсутствующих</text:span></text:p>
            <text:p><text:span text:style-name="T3">в другом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LFU кэш</text:span></text:p>
            <text:p><text:span text:style-name="T4">(Least Frequently Used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Программист</text:span></text:p>
            <text:p><text:span text:style-name="T5">в кино</text:span></text:p>
            <text:p><text:span text:style-name="T5">в эпоху COVI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Реверсирование последовательности</text:span></text:p>
            <text:p><text:span text:style-name="T3">(3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Кодирование</text:span></text:p>
            <text:p><text:span text:style-name="T5">стро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Рефакторинг кода из интервью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тек с поддержкой определения минимального элемента за O(1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1T32">
        <draw:frame presentation:style-name="pr1" draw:text-style-name="P8" draw:layer="layout" svg:width="27.94cm" svg:height="15.723cm" svg:x="0cm" svg:y="0cm" presentation:class="subtitle" presentation:user-transformed="true">
          <draw:text-box>
            <text:p><text:span text:style-name="T5">Сортировка</text:span></text:p>
            <text:p><text:span text:style-name="T5">слияние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Как собрать</text:span></text:p>
            <text:p><text:span text:style-name="T3">Java-проект без</text:span></text:p>
            <text:p><text:span text:style-name="T3">JDK, Maven и Grad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1T32">
        <draw:frame presentation:style-name="pr4" draw:text-style-name="P14" draw:layer="layout" svg:width="27.94cm" svg:height="15.682cm" svg:x="0cm" svg:y="0.066cm" presentation:class="subtitle" presentation:user-transformed="true">
          <draw:text-box>
            <text:p><text:span text:style-name="T5">Замена последовательных пробелов в строке одним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здаем</text:span></text:p>
            <text:p><text:span text:style-name="T5">deadl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ртировка анаграм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Возведение</text:span></text:p>
            <text:p><text:span text:style-name="T5">числа в степень</text:span></text:p>
            <text:p><text:span text:style-name="T5">(2 способа)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Default" presentation:presentation-page-layout-name="AL1T32">
        <draw:frame presentation:style-name="pr5" draw:text-style-name="P21" draw:layer="layout" svg:width="27.94cm" svg:height="15.654cm" svg:x="0cm" svg:y="0.069cm" presentation:class="subtitle" presentation:user-transformed="true">
          <draw:text-box>
            <text:p><text:span text:style-name="T4">Определение минимального произведения</text:span></text:p>
            <text:p><text:span text:style-name="T4">пары элементов несортированного массива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кратитель</text:span></text:p>
            <text:p><text:span text:style-name="T5">ссылок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1T32">
        <draw:frame presentation:style-name="pr1" draw:text-style-name="P22" draw:layer="layout" svg:width="27.94cm" svg:height="15.723cm" svg:x="0cm" svg:y="0cm" presentation:class="subtitle" presentation:user-transformed="true">
          <draw:text-box>
            <text:p><text:span text:style-name="T12">Два секретных</text:span></text:p>
            <text:p><text:span text:style-name="T12">GitHub репозитория, посвященных</text:span></text:p>
            <text:p><text:span text:style-name="T12">Java-интервь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1T32">
        <draw:frame presentation:style-name="pr6" draw:text-style-name="P21" draw:layer="layout" svg:width="25.145cm" svg:height="15.319cm" svg:x="1.396cm" svg:y="0.07cm" presentation:class="subtitle" presentation:user-transformed="true">
          <draw:text-box>
            <text:p><text:span text:style-name="T4">Поиск пропущенного минимального положительного элемента в несортированном массиве 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иск</text:span></text:p>
            <text:p><text:span text:style-name="T5">k максимальных чисел в массиве</text:span></text:p>
            <text:p><text:span text:style-name="T5">за O(k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иск в массиве</text:span></text:p>
            <text:p><text:span text:style-name="T5">пары чисел с заданной суммой</text:span></text:p>
            <text:p><text:span text:style-name="T5">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3" draw:style-name="dp1" draw:master-page-name="Default" presentation:presentation-page-layout-name="AL1T32">
        <draw:frame presentation:style-name="pr4" draw:text-style-name="P14" draw:layer="layout" svg:width="27.94cm" svg:height="15.682cm" svg:x="0cm" svg:y="0.066cm" presentation:class="subtitle" presentation:user-transformed="true">
          <draw:text-box>
            <text:p><text:span text:style-name="T5">Определение непрерывных интервалов</text:span></text:p>
            <text:p><text:span text:style-name="T5">для числового массив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4" draw:style-name="dp1" draw:master-page-name="Default" presentation:presentation-page-layout-name="AL1T32">
        <draw:frame presentation:style-name="pr3" draw:text-style-name="P23" draw:layer="layout" svg:width="25.145cm" svg:height="14.206cm" svg:x="1.396cm" svg:y="0.626cm" presentation:class="subtitle" presentation:user-transformed="true">
          <draw:text-box>
            <text:p><text:span text:style-name="T3">Поиск пары непересекающихся отрезк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5" draw:style-name="dp1" draw:master-page-name="Default" presentation:presentation-page-layout-name="AL1T32">
        <draw:frame presentation:style-name="pr7" draw:text-style-name="P7" draw:layer="layout" svg:width="27.94cm" svg:height="15.657cm" svg:x="0cm" svg:y="0.066cm" presentation:class="subtitle" presentation:user-transformed="true">
          <draw:text-box>
            <text:p><text:span text:style-name="T4">Сортировка квадратов упорядоченного</text:span></text:p>
            <text:p><text:span text:style-name="T4">массива (3 способа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рыжки по разрушающимся платформа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Определение</text:span></text:p>
            <text:p><text:span text:style-name="T5">более длинного конца цеп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8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тицеферма</text:span></text:p>
            <text:p><text:span text:style-name="T3">(с элементами ООП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9" draw:style-name="dp1" draw:master-page-name="Default" presentation:presentation-page-layout-name="AL1T32">
        <draw:frame presentation:style-name="pr1" draw:text-style-name="P23" draw:layer="layout" svg:width="27.94cm" svg:height="15.723cm" svg:x="0cm" svg:y="0cm" presentation:class="subtitle" presentation:user-transformed="true">
          <draw:text-box>
            <text:p><text:span text:style-name="T3">Интерполяционный поиск</text:span></text:p>
            <text:p><text:span text:style-name="T3">в упорядоченном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Генерация перестановок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Быстрая сортиров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Ханойские</text:span></text:p>
            <text:p><text:span text:style-name="T5">башн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3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Ревью кода</text:span></text:p>
            <text:p><text:span text:style-name="T5">из интервью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еализация целочисленного деления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Очередь в прачечну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ставление поезда</text:span></text:p>
            <text:p><text:span text:style-name="T5">из вагон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дсчет количества съеденных конфе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ртировка вставка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иск простых делителей числ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амодельный</text:span></text:p>
            <text:p><text:span text:style-name="T5">Atomi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амодельная аннотаци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азворот односвязного списка</text:span></text:p>
            <text:p><text:span text:style-name="T5">(3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Обход</text:span></text:p>
            <text:p><text:span text:style-name="T5">бинарного дерева</text:span></text:p>
            <text:p><text:span text:style-name="T5">(4 способ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4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оиск подмножества</text:span></text:p>
            <text:p><text:span text:style-name="T3">с максимальной четной суммой</text:span></text:p>
            <text:p><text:span text:style-name="T3">за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5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Расчет давления</text:span></text:p>
            <text:p><text:span text:style-name="T3">в кирпичной пирамиде с помощью рекурси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роверка симметричности матриц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ечать foobar из разных поток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асстановка ферзей на шахматной доске</text:span></text:p>
            <text:p><text:span text:style-name="T5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9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Задачи с палиндромам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Четный</text:span></text:p>
            <text:p><text:span text:style-name="T5">итератор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1" draw:style-name="dp1" draw:master-page-name="Default" presentation:presentation-page-layout-name="AL1T32">
        <draw:frame presentation:style-name="pr3" draw:text-style-name="P23" draw:layer="layout" svg:width="25.908cm" svg:height="14.206cm" svg:x="1.016cm" svg:y="0.626cm" presentation:class="subtitle" presentation:user-transformed="true">
          <draw:text-box>
            <text:p><text:span text:style-name="T3">Запуск </text:span></text:p>
            <text:p><text:span text:style-name="T3">параллельного</text:span></text:p>
            <text:p><text:span text:style-name="T3">выполнения нескольких задач</text:span></text:p>
            <text:p><text:span text:style-name="T3">(3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2" draw:style-name="dp1" draw:master-page-name="Default" presentation:presentation-page-layout-name="AL1T32">
        <draw:frame presentation:style-name="pr3" draw:text-style-name="P23" draw:layer="layout" svg:width="26.416cm" svg:height="14.206cm" svg:x="0.762cm" svg:y="0.626cm" presentation:class="subtitle" presentation:user-transformed="true">
          <draw:text-box>
            <text:p><text:span text:style-name="T3">Определение бита</text:span></text:p>
            <text:p><text:span text:style-name="T3">в бесконечной последовательност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3" draw:style-name="dp1" draw:master-page-name="Default" presentation:presentation-page-layout-name="AL1T32">
        <draw:frame presentation:style-name="pr3" draw:text-style-name="P23" draw:layer="layout" svg:width="25.145cm" svg:height="14.206cm" svg:x="1.396cm" svg:y="0.626cm" presentation:class="subtitle" presentation:user-transformed="true">
          <draw:text-box>
            <text:p><text:span text:style-name="T3">Изменение формата страхового номера при помощи регулярных выражени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иск </text:span></text:p>
            <text:p><text:span text:style-name="T5">уникальных <text:s/>элементов</text:span></text:p>
            <text:p><text:span text:style-name="T5">в коллекци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дсчет строк</text:span></text:p>
            <text:p><text:span text:style-name="T5">из InputStream, удовлетворяющих условию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6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Обход конем шахматной доски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LRU кэш</text:span></text:p>
            <text:p><text:span text:style-name="T4">(Least Recently Used)</text:span></text:p>
            <text:p><text:span text:style-name="T4">(leet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еализация cd</text:span></text:p>
            <text:p><text:span text:style-name="T5">для абстрактной файловой системы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9" draw:style-name="dp1" draw:master-page-name="Default" presentation:presentation-page-layout-name="AL1T32">
        <draw:frame presentation:style-name="pr3" draw:text-style-name="P8" draw:layer="layout" svg:width="25.145cm" svg:height="14.206cm" svg:x="1.396cm" svg:y="0.626cm" presentation:class="subtitle" presentation:user-transformed="true">
          <draw:text-box>
            <text:p><text:span text:style-name="T5">Поиск цикла</text:span></text:p>
            <text:p><text:span text:style-name="T5">в связном списке: алгоритм Флойд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0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Валидация</text:span></text:p>
            <text:p><text:span text:style-name="T5">имени пользовател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иск трех чисел с заданной суммой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екурсивный итератор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Бинарное </text:span></text:p>
            <text:p><text:span text:style-name="T5">дерево поиск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узырьковая</text:span></text:p>
            <text:p><text:span text:style-name="T5">сортировка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Композитный итератор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6" draw:style-name="dp1" draw:master-page-name="Default" presentation:presentation-page-layout-name="AL1T32">
        <draw:frame presentation:style-name="pr8" draw:text-style-name="P14" draw:layer="layout" svg:width="25.145cm" svg:height="15.326cm" svg:x="1.396cm" svg:y="0.066cm" presentation:class="subtitle" presentation:user-transformed="true">
          <draw:text-box>
            <text:p><text:span text:style-name="T5">Поиск максимального произведения трех чисел</text:span></text:p>
            <text:p><text:span text:style-name="T5">в массиве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Нахождение наибольшего общего делителя 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8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Многопоточный</text:span></text:p>
            <text:p><text:span text:style-name="T5">сте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9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оиск второго</text:span></text:p>
            <text:p><text:span text:style-name="T3">по величине</text:span></text:p>
            <text:p><text:span text:style-name="T3">элемента массива</text:span></text:p>
            <text:p><text:span text:style-name="T3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0" draw:style-name="dp1" draw:master-page-name="Default" presentation:presentation-page-layout-name="AL1T32">
        <draw:frame presentation:style-name="pr1" draw:text-style-name="P14" draw:layer="layout" svg:width="27.94cm" svg:height="15.723cm" svg:x="0cm" svg:y="0cm" presentation:class="subtitle" presentation:user-transformed="true">
          <draw:text-box>
            <text:p><text:span text:style-name="T5">Обращение</text:span></text:p>
            <text:p><text:span text:style-name="T5">строки</text:span></text:p>
            <text:p><text:span text:style-name="T5">символ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1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амодельный Еnum</text:span></text:p>
            <text:p><text:span text:style-name="T5">(Яндекс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2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Роняем JVM</text:span></text:p>
            <text:p><text:span text:style-name="T5">(2 решения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3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Сортировка выборо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4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Подсчет количества кораблей на поле </text:span></text:p>
            <text:p><text:span text:style-name="T5">морского боя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5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3">Файловая система: структура данных</text:span></text:p>
            <text:p><text:span text:style-name="T3">и подсчет размера содержимого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6" draw:style-name="dp1" draw:master-page-name="Default" presentation:presentation-page-layout-name="AL1T32">
        <draw:frame presentation:style-name="pr1" draw:text-style-name="P6" draw:layer="layout" svg:width="27.94cm" svg:height="15.723cm" svg:x="0cm" svg:y="0cm" presentation:class="subtitle" presentation:user-transformed="true">
          <draw:text-box>
            <text:p><text:span text:style-name="T3">Подсчет количества людей каждого</text:span></text:p>
            <text:p><text:span text:style-name="T3">возраста (корзинная сортировка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7" draw:style-name="dp1" draw:master-page-name="Default" presentation:presentation-page-layout-name="AL1T32">
        <draw:frame presentation:style-name="pr3" draw:text-style-name="P14" draw:layer="layout" svg:width="25.145cm" svg:height="14.206cm" svg:x="1.396cm" svg:y="0.626cm" presentation:class="subtitle" presentation:user-transformed="true">
          <draw:text-box>
            <text:p><text:span text:style-name="T5">Определение максимального количества зрителей стрим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Arial" style:font-family-generic="roman" style:font-pitch="variable" fo:font-size="23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15.7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5.229cm" svg:x="1cm" svg:y="3.306cm"/>
      <draw:page-thumbnail draw:layer="backgroundobjects" svg:width="9.294cm" svg:height="5.229cm" svg:x="1cm" svg:y="11.354cm"/>
      <draw:page-thumbnail draw:layer="backgroundobjects" svg:width="9.294cm" svg:height="5.229cm" svg:x="1cm" svg:y="19.402cm"/>
      <draw:page-thumbnail draw:layer="backgroundobjects" svg:width="9.294cm" svg:height="5.229cm" svg:x="11.295cm" svg:y="3.306cm"/>
      <draw:page-thumbnail draw:layer="backgroundobjects" svg:width="9.294cm" svg:height="5.229cm" svg:x="11.295cm" svg:y="11.354cm"/>
      <draw:page-thumbnail draw:layer="backgroundobjects" svg:width="9.294cm" svg:height="5.229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2.625cm" svg:x="1.396cm" svg:y="0.626cm" presentation:class="title" presentation:placeholder="true">
        <draw:text-box/>
      </draw:frame>
      <draw:frame presentation:style-name="Default-outline1" draw:layer="backgroundobjects" svg:width="25.145cm" svg:height="10.377cm" svg:x="1.396cm" svg:y="3.679cm" presentation:class="outline" presentation:placeholder="true">
        <draw:text-box/>
      </draw:frame>
      <draw:frame presentation:style-name="Mpr1" draw:text-style-name="MP1" draw:layer="backgroundobjects" svg:width="6.509cm" svg:height="1.084cm" svg:x="1.396cm" svg:y="14.3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1.084cm" svg:x="9.554cm" svg:y="14.32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1.084cm" svg:x="20.032cm" svg:y="14.323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i Punko</meta:initial-creator>
    <meta:creation-date>2022-12-16T12:48:53.47</meta:creation-date>
    <meta:editing-duration>P1DT13H31M11S</meta:editing-duration>
    <meta:editing-cycles>577</meta:editing-cycles>
    <dc:date>2025-08-23T14:43:32.45</dc:date>
    <dc:creator>Andrei Punko</dc:creator>
    <meta:generator>OpenOffice/4.1.15$Win32 OpenOffice.org_project/4115m2$Build-9813</meta:generator>
    <meta:document-statistic meta:object-count="706"/>
  </office:meta>
</office:document-meta>
</file>